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ocs.google.com/document/d/16omFtXsPb6IKjYUlpph8UNoaBN3qEXo6KGAeR_AOqUw/edit?usp=sharing" text:style-name="Internet_20_link" text:visited-style-name="Visited_20_Internet_20_Link">https://docs.google.com/document/d/16omFtXsPb6IKjYUlpph8UNoaBN3qEXo6KGAeR_AOqUw/edit?usp=sharing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02T22:20:00.30</meta:creation-date>
    <dc:date>2022-05-02T23:31:42.40</dc:date>
    <meta:editing-duration>PT1H11M31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1" meta:word-count="1" meta:character-count="96"/>
  </office:meta>
</office:document-meta>
</file>